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cc" draw:fill="solid" draw:fill-color="#9999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37cm" svg:height="0.682cm" svg:x="1.405cm" svg:y="1.336cm">
          <text:p text:style-name="P1"><text:span text:style-name="T1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5.437cm" svg:height="0.682cm" svg:x="7.805cm" svg:y="1.336cm">
          <text:p text:style-name="P1"><text:span text:style-name="T1">totaltau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437cm" svg:height="0.682cm" svg:x="7.805cm" svg:y="2.236cm">
          <text:p text:style-name="P1"><text:span text:style-name="T1">totaltau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842cm" svg:y1="1.677cm" svg:x2="7.805cm" svg:y2="1.677cm" draw:start-shape="id1" draw:start-glue-point="1" draw:end-shape="id2" draw:end-glue-point="3" svg:d="M6842 1677h963" svg:viewBox="0 0 964 1">
          <text:p/>
        </draw:connector>
        <draw:connector draw:style-name="gr2" draw:text-style-name="P1" draw:layer="layout" draw:type="line" svg:x1="6.842cm" svg:y1="1.677cm" svg:x2="7.805cm" svg:y2="2.577cm" draw:start-shape="id1" draw:start-glue-point="1" draw:end-shape="id3" svg:d="M6842 1677l963 900" svg:viewBox="0 0 964 901">
          <text:p/>
        </draw:connector>
        <draw:custom-shape draw:style-name="gr1" draw:text-style-name="P2" xml:id="id5" draw:id="id5" draw:layer="layout" svg:width="5.437cm" svg:height="0.682cm" svg:x="7.805cm" svg:y="3.136cm">
          <text:p text:style-name="P1"><text:span text:style-name="T1">modulation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5.437cm" svg:height="0.682cm" svg:x="7.805cm" svg:y="4.036cm">
          <text:p text:style-name="P1"><text:span text:style-name="T1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5.437cm" svg:height="0.682cm" svg:x="1.405cm" svg:y="3.136cm">
          <text:p text:style-name="P1"><text:span text:style-name="T1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842cm" svg:y1="3.477cm" svg:x2="7.805cm" svg:y2="3.477cm" draw:start-shape="id4" draw:start-glue-point="1" draw:end-shape="id5" draw:end-glue-point="3" svg:d="M6842 3477h963" svg:viewBox="0 0 964 1">
          <text:p/>
        </draw:connector>
        <draw:connector draw:style-name="gr2" draw:text-style-name="P1" draw:layer="layout" draw:type="line" svg:x1="6.842cm" svg:y1="3.477cm" svg:x2="7.805cm" svg:y2="4.377cm" draw:start-shape="id4" draw:end-shape="id6" svg:d="M6842 3477l963 900" svg:viewBox="0 0 964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6:00:38.840282887</dc:date>
    <meta:editing-duration>PT39M8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